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.3937in" fo:text-indent="0in" style:auto-text-indent="false"/>
    </style:style>
    <style:style style:name="P2" style:family="paragraph" style:parent-style-name="Quotations">
      <style:paragraph-properties fo:margin-left="0in" fo:margin-right="0.3937in" fo:text-indent="0in" style:auto-text-indent="false"/>
    </style:style>
    <style:style style:name="P3" style:family="paragraph" style:parent-style-name="Standard">
      <style:text-properties officeooo:paragraph-rsid="000656f2"/>
    </style:style>
    <style:style style:name="P4" style:family="paragraph" style:parent-style-name="Standard">
      <style:text-properties fo:font-weight="bold" officeooo:paragraph-rsid="000656f2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T1" style:family="text">
      <style:text-properties officeooo:rsid="000656f2"/>
    </style:style>
    <style:style style:name="T2" style:family="text">
      <style:text-properties fo:font-weight="normal" officeooo:rsid="000656f2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INVESTIMENTOS FUNDOS IMBILIÁRIOS (FIIs)</text:span></text:p>
      <text:p text:style-name="P4"/>
      <text:p text:style-name="P3"><text:span text:style-name="T2">Impotante saber vários fatores para se analisar como comprar cotas (</text:span>empre pergunte:</text:p>
      <text:p text:style-name="Quotations">“Esse fundo gera renda estável? Tem bons imóveis? Está com preço justo?<text:span text:style-name="T2">)</text:span></text:p>
      <text:p text:style-name="P2">Misture: 2 FIIs de papel + 2 logísticos + 1 shopping, por exemplo </text:p>
      <text:h text:style-name="P1" text:outline-level="3"><text:span text:style-name="T2">✅ 1. </text:span><text:span text:style-name="Strong_20_Emphasis"><text:span text:style-name="T1">Dividend Yield (DY)</text:span></text:span></text:h>
      <text:list text:style-name="L1">
        <text:list-item>
          <text:p text:style-name="P5">Representa o <text:span text:style-name="Strong_20_Emphasis">rendimento mensal</text:span> que o fundo paga em relação ao preço da cota.</text:p>
        </text:list-item>
        <text:list-item>
          <text:p text:style-name="P5">Exemplo: Se uma cota custa R$100 e o fundo paga R$0,80 por mês → DY = 0,8% ao mês.</text:p>
        </text:list-item>
      </text:list>
      <text:p text:style-name="Text_20_body">📌 <text:span text:style-name="Strong_20_Emphasis">O que procurar:</text:span> DY constante, entre <text:span text:style-name="Strong_20_Emphasis">0,6% a 1,2% ao mês</text:span> é saudável. DY muito alto pode indicar <text:span text:style-name="Strong_20_Emphasis">risco</text:span>.</text:p>
      <text:h text:style-name="P1" text:outline-level="3"><text:span text:style-name="T2">✅ 2. </text:span><text:span text:style-name="Strong_20_Emphasis"><text:span text:style-name="T1">Vacância</text:span></text:span></text:h>
      <text:list text:style-name="L2">
        <text:list-item>
          <text:p text:style-name="P6">Mostra <text:span text:style-name="Strong_20_Emphasis">quantos imóveis estão desocupados</text:span>.</text:p>
        </text:list-item>
        <text:list-item>
          <text:p text:style-name="P6">Vacância alta = menos receita com aluguel = menos dividendos.</text:p>
        </text:list-item>
      </text:list>
      <text:p text:style-name="Text_20_body">📌 <text:span text:style-name="Strong_20_Emphasis">O que procurar:</text:span> vacância <text:span text:style-name="Strong_20_Emphasis">baixa</text:span> (&lt;10%) mostra boa ocupação e gestão eficiente.</text:p>
      <text:p text:style-name="Horizontal_20_Line"/>
      <text:h text:style-name="Heading_20_3" text:outline-level="3">✅ 3. <text:span text:style-name="Strong_20_Emphasis">P/VP (Preço / Valor Patrimonial)</text:span></text:h>
      <text:list text:style-name="L3">
        <text:list-item>
          <text:p text:style-name="P7">Compara o preço da cota com o valor real dos imóveis do fundo.</text:p>
        </text:list-item>
        <text:list-item>
          <text:p text:style-name="P7">P/VP = 1 → preço = valor justo</text:p>
        </text:list-item>
        <text:list-item>
          <text:p text:style-name="P7">P/VP &gt; 1 → fundo está caro</text:p>
        </text:list-item>
        <text:list-item>
          <text:p text:style-name="P7">P/VP &lt; 1 → pode estar barato (mas cuidado com a qualidade)</text:p>
        </text:list-item>
      </text:list>
      <text:p text:style-name="Text_20_body">📌 <text:span text:style-name="Strong_20_Emphasis">O que procurar:</text:span> P/VP próximo de 1 <text:span text:style-name="Strong_20_Emphasis">com bons fundamentos</text:span>.</text:p>
      <text:p text:style-name="Horizontal_20_Line"/>
      <text:h text:style-name="Heading_20_3" text:outline-level="3">✅ 4. <text:span text:style-name="Strong_20_Emphasis">Setor do FII</text:span></text:h>
      <text:list text:style-name="L4">
        <text:list-item>
          <text:p text:style-name="P8">FIIs podem investir em:</text:p>
          <text:list>
            <text:list-item>
              <text:p text:style-name="P8">🏢 Lajes corporativas</text:p>
            </text:list-item>
            <text:list-item>
              <text:p text:style-name="P8">🛍️ Shoppings</text:p>
            </text:list-item>
            <text:list-item>
              <text:p text:style-name="P8"><text:soft-page-break/>🏭 Galpões logísticos</text:p>
            </text:list-item>
            <text:list-item>
              <text:p text:style-name="P8">📄 FIIs de papel (renda fixa)</text:p>
            </text:list-item>
            <text:list-item>
              <text:p text:style-name="P8">🎒 Educacional, hospitais etc.</text:p>
            </text:list-item>
          </text:list>
        </text:list-item>
      </text:list>
      <text:p text:style-name="Text_20_body">📌 <text:span text:style-name="Strong_20_Emphasis">O que procurar:</text:span> setores com <text:span text:style-name="Strong_20_Emphasis">baixa vacância e resiliência</text:span>. Galpões logísticos e FIIs de papel são bons em crises.</text:p>
      <text:p text:style-name="Horizontal_20_Line"/>
      <text:h text:style-name="Heading_20_3" text:outline-level="3">✅ 5. <text:span text:style-name="Strong_20_Emphasis">Gestão do Fundo</text:span></text:h>
      <text:list text:style-name="L5">
        <text:list-item>
          <text:p text:style-name="P9">Fundos com <text:span text:style-name="Strong_20_Emphasis">gestoras renomadas</text:span> (BTG, Kinea, Vinci, XP) tendem a ter <text:span text:style-name="Strong_20_Emphasis">melhor administração e performance</text:span>.</text:p>
        </text:list-item>
        <text:list-item>
          <text:p text:style-name="P9">Veja a <text:span text:style-name="Strong_20_Emphasis">Taxa de Gestão</text:span>: muito alta (acima de 1,5%) pode corroer rendimentos.</text:p>
        </text:list-item>
      </text:list>
      <text:p text:style-name="Text_20_body">📌 <text:span text:style-name="Strong_20_Emphasis">O que procurar:</text:span> Gestoras sólidas e taxa de gestão <text:span text:style-name="Strong_20_Emphasis">menor que 1,2% ao ano</text:span>.</text:p>
      <text:p text:style-name="Horizontal_20_Line"/>
      <text:h text:style-name="Heading_20_3" text:outline-level="3">✅ 6. <text:span text:style-name="Strong_20_Emphasis">Liquidez</text:span></text:h>
      <text:list text:style-name="L6">
        <text:list-item>
          <text:p text:style-name="P10">Volume médio de negociações diárias (cotistas + volume em reais).</text:p>
        </text:list-item>
        <text:list-item>
          <text:p text:style-name="P10">FIIs com <text:span text:style-name="Strong_20_Emphasis">baixa liquidez</text:span> podem ser difíceis de vender.</text:p>
        </text:list-item>
      </text:list>
      <text:p text:style-name="Text_20_body">📌 <text:span text:style-name="Strong_20_Emphasis">O que procurar:</text:span> fundos com <text:span text:style-name="Strong_20_Emphasis">mais de R$ 500 mil por dia</text:span> em negociações.</text:p>
      <text:p text:style-name="Horizontal_20_Line"/>
      <text:h text:style-name="Heading_20_3" text:outline-level="3">✅ 7. <text:span text:style-name="Strong_20_Emphasis">Histórico de pagamentos</text:span></text:h>
      <text:list text:style-name="L7">
        <text:list-item>
          <text:p text:style-name="P11">Veja os últimos 12 meses de pagamentos mensais.</text:p>
        </text:list-item>
        <text:list-item>
          <text:p text:style-name="P11">Rendimento <text:span text:style-name="Strong_20_Emphasis">consistente</text:span> e <text:span text:style-name="Strong_20_Emphasis">estável</text:span> mostra qualidade e solidez.</text:p>
        </text:list-item>
      </text:list>
      <text:p text:style-name="Text_20_body">📌 <text:span text:style-name="Strong_20_Emphasis">O que procurar:</text:span> não basta olhar o DY atual — veja o <text:span text:style-name="Strong_20_Emphasis">histórico!</text:span></text:p>
      <text:p text:style-name="Horizontal_20_Line"/>
      <text:h text:style-name="Heading_20_3" text:outline-level="3">✅ 8. <text:span text:style-name="Strong_20_Emphasis">Diversificação</text:span></text:h>
      <text:list text:style-name="L8">
        <text:list-item>
          <text:p text:style-name="P12">Não coloque tudo em um único fundo.</text:p>
        </text:list-item>
        <text:list-item>
          <text:p text:style-name="P12">Misture: 2 FIIs de papel + 2 logísticos + 1 shopping, por exemplo.</text:p>
        </text:list-item>
      </text:list>
      <text:p text:style-name="Text_20_body"><text:soft-page-break/>📌 Isso reduz risco de inadimplência, vacância ou crises setoriais.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126in" fo:margin-right="0.375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07T06:58:16.829000000</dc:date>
    <meta:editing-duration>PT16M52S</meta:editing-duration>
    <meta:editing-cycles>1</meta:editing-cycles>
    <meta:document-statistic meta:table-count="0" meta:image-count="0" meta:object-count="0" meta:page-count="3" meta:paragraph-count="42" meta:word-count="409" meta:character-count="2150" meta:non-whitespace-character-count="1803"/>
    <meta:generator>LibreOffice/7.4.1.2$Windows_X86_64 LibreOffice_project/3c58a8f3a960df8bc8fd77b461821e42c061c5f0</meta:generator>
  </office:meta>
</office:document-meta>
</file>